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8c7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8c7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8c7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8c7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8c7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8c7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8c7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8c7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8c7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8c7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8c7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8c7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8c7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8c7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8c7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8c7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8c7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esús Daniel Pérez Be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Juan Antonio Sotill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3139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iz Leila Bello Flo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07719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0.0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0" meta:non-whitespace-character-count="1001"/>
    <meta:template xlink:type="simple" xlink:actuate="onRequest" xlink:title="Normal" xlink:href=""/>
  </office:meta>
</office:document-meta>
</file>